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2mm"/>
    </style:style>
    <style:style style:name="co2" style:family="table-column">
      <style:table-column-properties fo:break-before="auto" style:column-width="69.6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31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croat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registry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rea</text:p>
          </table:table-cell>
          <table:table-cell table:style-name="ce1"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ITVIČKA JEZERA</text:p>
          </table:table-cell>
          <table:table-cell office:value-type="string" calcext:value-type="string">
            <text:p>National park</text:p>
          </table:table-cell>
          <table:table-cell office:value-type="float" office:value="29630.77" calcext:value-type="float">
            <text:p>29.630,7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KLENICA</text:p>
          </table:table-cell>
          <table:table-cell office:value-type="string" calcext:value-type="string">
            <text:p>National park</text:p>
          </table:table-cell>
          <table:table-cell office:value-type="float" office:value="9507.56" calcext:value-type="float">
            <text:p>9.507,56</text:p>
          </table:table-cell>
          <table:table-cell table:number-columns-repeated="101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KORNATI</text:p>
          </table:table-cell>
          <table:table-cell office:value-type="string" calcext:value-type="string">
            <text:p>National park</text:p>
          </table:table-cell>
          <table:table-cell office:value-type="float" office:value="21571.14" calcext:value-type="float">
            <text:p>21.571,14</text:p>
          </table:table-cell>
          <table:table-cell table:number-columns-repeated="101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RIJUNI</text:p>
          </table:table-cell>
          <table:table-cell office:value-type="string" calcext:value-type="string">
            <text:p>National park</text:p>
          </table:table-cell>
          <table:table-cell office:value-type="float" office:value="3400.46" calcext:value-type="float">
            <text:p>3.400,4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LJET</text:p>
          </table:table-cell>
          <table:table-cell office:value-type="string" calcext:value-type="string">
            <text:p>National park</text:p>
          </table:table-cell>
          <table:table-cell office:value-type="float" office:value="5287.53" calcext:value-type="float">
            <text:p>5.287,53</text:p>
          </table:table-cell>
          <table:table-cell table:number-columns-repeated="101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JEVERNI VELEBIT</text:p>
          </table:table-cell>
          <table:table-cell office:value-type="string" calcext:value-type="string">
            <text:p>National park</text:p>
          </table:table-cell>
          <table:table-cell office:value-type="float" office:value="11157.29" calcext:value-type="float">
            <text:p>11.157,2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ISNJAK</text:p>
          </table:table-cell>
          <table:table-cell office:value-type="string" calcext:value-type="string">
            <text:p>National park</text:p>
          </table:table-cell>
          <table:table-cell office:value-type="float" office:value="6344.74" calcext:value-type="float">
            <text:p>6.344,74</text:p>
          </table:table-cell>
          <table:table-cell table:number-columns-repeated="101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KRKA</text:p>
          </table:table-cell>
          <table:table-cell office:value-type="string" calcext:value-type="string">
            <text:p>National park</text:p>
          </table:table-cell>
          <table:table-cell office:value-type="float" office:value="11063.68" calcext:value-type="float">
            <text:p>11.063,68</text:p>
          </table:table-cell>
          <table:table-cell table:number-columns-repeated="101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RANSKO JEZERO</text:p>
          </table:table-cell>
          <table:table-cell office:value-type="string" calcext:value-type="string">
            <text:p>Nature park</text:p>
          </table:table-cell>
          <table:table-cell office:value-type="float" office:value="5748.99" calcext:value-type="float">
            <text:p>5.748,99</text:p>
          </table:table-cell>
          <table:table-cell table:number-columns-repeated="101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VELEBIT</text:p>
          </table:table-cell>
          <table:table-cell office:value-type="string" calcext:value-type="string">
            <text:p>Nature park</text:p>
          </table:table-cell>
          <table:table-cell office:value-type="float" office:value="203551.12" calcext:value-type="float">
            <text:p>203.551,12</text:p>
          </table:table-cell>
          <table:table-cell table:number-columns-repeated="101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UČKA</text:p>
          </table:table-cell>
          <table:table-cell office:value-type="string" calcext:value-type="string">
            <text:p>Nature park</text:p>
          </table:table-cell>
          <table:table-cell office:value-type="float" office:value="16051.33" calcext:value-type="float">
            <text:p>16.051,33</text:p>
          </table:table-cell>
          <table:table-cell table:number-columns-repeated="101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ELAŠĆICA</text:p>
          </table:table-cell>
          <table:table-cell office:value-type="string" calcext:value-type="string">
            <text:p>Nature park</text:p>
          </table:table-cell>
          <table:table-cell office:value-type="float" office:value="6999.28" calcext:value-type="float">
            <text:p>6.999,28</text:p>
          </table:table-cell>
          <table:table-cell table:number-columns-repeated="101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IOKOVO</text:p>
          </table:table-cell>
          <table:table-cell office:value-type="string" calcext:value-type="string">
            <text:p>Nature park</text:p>
          </table:table-cell>
          <table:table-cell office:value-type="float" office:value="19330.54" calcext:value-type="float">
            <text:p>19.330,54</text:p>
          </table:table-cell>
          <table:table-cell table:number-columns-repeated="101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APUK</text:p>
          </table:table-cell>
          <table:table-cell office:value-type="string" calcext:value-type="string">
            <text:p>Nature park</text:p>
          </table:table-cell>
          <table:table-cell office:value-type="float" office:value="34306.81" calcext:value-type="float">
            <text:p>34.306,81</text:p>
          </table:table-cell>
          <table:table-cell table:number-columns-repeated="101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LONJSKO POLJE</text:p>
          </table:table-cell>
          <table:table-cell office:value-type="string" calcext:value-type="string">
            <text:p>Nature park</text:p>
          </table:table-cell>
          <table:table-cell office:value-type="float" office:value="51173.29" calcext:value-type="float">
            <text:p>51.173,29</text:p>
          </table:table-cell>
          <table:table-cell table:number-columns-repeated="101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LASTOVSKO OTOČJE</text:p>
          </table:table-cell>
          <table:table-cell office:value-type="string" calcext:value-type="string">
            <text:p>Nature park</text:p>
          </table:table-cell>
          <table:table-cell office:value-type="float" office:value="19572.14" calcext:value-type="float">
            <text:p>19.572,14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KOPAČKI RIT</text:p>
          </table:table-cell>
          <table:table-cell office:value-type="string" calcext:value-type="string">
            <text:p>Nature park</text:p>
          </table:table-cell>
          <table:table-cell office:value-type="float" office:value="23142.81" calcext:value-type="float">
            <text:p>23.142,81</text:p>
          </table:table-cell>
          <table:table-cell table:number-columns-repeated="101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ŽUMBERAK - SAMOBORSKO GORJE</text:p>
          </table:table-cell>
          <table:table-cell office:value-type="string" calcext:value-type="string">
            <text:p>Nature park</text:p>
          </table:table-cell>
          <table:table-cell office:value-type="float" office:value="34235.98" calcext:value-type="float">
            <text:p>34.235,98</text:p>
          </table:table-cell>
          <table:table-cell table:number-columns-repeated="101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EDVEDNICA</text:p>
          </table:table-cell>
          <table:table-cell office:value-type="string" calcext:value-type="string">
            <text:p>Nature park</text:p>
          </table:table-cell>
          <table:table-cell office:value-type="float" office:value="17936.2" calcext:value-type="float">
            <text:p>17.936,2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croatia.A1:croatia.D2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9T22:51:24.936000000</dc:date>
    <meta:editing-duration>PT10M34S</meta:editing-duration>
    <meta:editing-cycles>7</meta:editing-cycles>
    <meta:generator>LibreOffice/5.0.4.2$Windows_x86 LibreOffice_project/2b9802c1994aa0b7dc6079e128979269cf95bc78</meta:generator>
    <meta:document-statistic meta:table-count="1" meta:cell-count="80" meta:object-count="0"/>
  </office:meta>
</office:document-meta>
</file>